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">
      <style:table-cell-properties fo:border="0.06pt solid #000000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escri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0"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umber of features</text:p>
          </table:table-cell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esults of classifiers with only field title</text:p>
          </table:table-cell>
          <table:table-cell table:style-name="ce2" office:value-type="float" office:value="12752" calcext:value-type="float">
            <text:p>12752</text:p>
          </table:table-cell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Results of classifiers with only field body</text:p>
          </table:table-cell>
          <table:table-cell table:style-name="ce2" office:value-type="float" office:value="72835" calcext:value-type="float">
            <text:p>72835</text:p>
          </table:table-cell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Title+Body</text:p>
          </table:table-cell>
          <table:table-cell table:style-name="ce2" office:value-type="string" calcext:value-type="string">
            <text:p>Results of classifiers with only field title+body</text:p>
          </table:table-cell>
          <table:table-cell table:style-name="ce2" office:value-type="float" office:value="73454" calcext:value-type="float">
            <text:p>73454</text:p>
          </table:table-cell>
        </table:table-row>
        <table:table-row table:style-name="ro1">
          <table:table-cell table:style-name="ce2" office:value-type="string" calcext:value-type="string">
            <text:p>Number instances(train)</text:p>
          </table:table-cell>
          <table:table-cell table:style-name="ce3" office:value-type="float" office:value="31515" calcext:value-type="float" table:number-columns-spanned="3" table:number-rows-spanned="1">
            <text:p>31515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umber instances(test)</text:p>
          </table:table-cell>
          <table:table-cell table:style-name="ce3" office:value-type="float" office:value="7880" calcext:value-type="float" table:number-columns-spanned="3" table:number-rows-spanned="1">
            <text:p>7880</text:p>
          </table:table-cell>
          <table:covered-table-cell table:number-columns-repeated="2" table:style-name="ce2"/>
        </table:table-row>
      </table:table>
      <table:table table:name="Title" table:style-name="ta1"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row table:style-name="ro1">
          <table:table-cell table:style-name="ce1" office:value-type="string" calcext:value-type="string">
            <text:p>Classifier</text:p>
          </table:table-cell>
          <table:table-cell table:style-name="ce5" office:value-type="string" calcext:value-type="string" table:number-columns-spanned="4" table:number-rows-spanned="1">
            <text:p>MultinomialNaiveBayes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DecisionTree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SVM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office:value-type="float" office:value="8603" calcext:value-type="float">
            <text:p>86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9238" calcext:value-type="float">
            <text:p>192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6" calcext:value-type="float">
            <text:p>1326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4404" calcext:value-type="float">
            <text:p>44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ccuracy(Normalized)</text:p>
          </table:table-cell>
          <table:table-cell office:value-type="float" office:value="0.272981120102" calcext:value-type="float">
            <text:p>0,273</text:p>
          </table:table-cell>
          <table:table-cell office:value-type="float" office:value="0" calcext:value-type="float">
            <text:p>0,000</text:p>
          </table:table-cell>
          <table:table-cell office:value-type="float" office:value="0.0161510391877" calcext:value-type="float">
            <text:p>0,016</text:p>
          </table:table-cell>
          <table:table-cell office:value-type="float" office:value="0.0130710659898" calcext:value-type="float">
            <text:p>0,013</text:p>
          </table:table-cell>
          <table:table-cell office:value-type="float" office:value="0.610439473267" calcext:value-type="float">
            <text:p>0,610</text:p>
          </table:table-cell>
          <table:table-cell office:value-type="float" office:value="0.000126903553299" calcext:value-type="float">
            <text:p>0,000</text:p>
          </table:table-cell>
          <table:table-cell office:value-type="float" office:value="0.0420752022846" calcext:value-type="float">
            <text:p>0,042</text:p>
          </table:table-cell>
          <table:table-cell office:value-type="float" office:value="0.0401015228426" calcext:value-type="float">
            <text:p>0,040</text:p>
          </table:table-cell>
          <table:table-cell office:value-type="float" office:value="0.139742979534" calcext:value-type="float">
            <text:p>0,140</text:p>
          </table:table-cell>
          <table:table-cell office:value-type="float" office:value="0" calcext:value-type="float">
            <text:p>0,000</text:p>
          </table:table-cell>
          <table:table-cell office:value-type="float" office:value="0.0513723623671" calcext:value-type="float">
            <text:p>0,051</text:p>
          </table:table-cell>
          <table:table-cell office:value-type="float" office:value="0.0356598984772" calcext:value-type="float">
            <text:p>0,03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975349616063" calcext:value-type="float">
            <text:p>0,975</text:p>
          </table:table-cell>
          <table:table-cell office:value-type="float" office:value="0.771464893409" calcext:value-type="float">
            <text:p>0,771</text:p>
          </table:table-cell>
          <table:table-cell office:value-type="float" office:value="0.275470643458" calcext:value-type="float">
            <text:p>0,275</text:p>
          </table:table-cell>
          <table:table-cell office:value-type="float" office:value="0.491241473397" calcext:value-type="float">
            <text:p>0,491</text:p>
          </table:table-cell>
          <table:table-cell office:value-type="float" office:value="0.978370576286" calcext:value-type="float">
            <text:p>0,978</text:p>
          </table:table-cell>
          <table:table-cell office:value-type="float" office:value="0.437548188126" calcext:value-type="float">
            <text:p>0,438</text:p>
          </table:table-cell>
          <table:table-cell office:value-type="float" office:value="0.651677738034" calcext:value-type="float">
            <text:p>0,652</text:p>
          </table:table-cell>
          <table:table-cell office:value-type="float" office:value="0.660116579532" calcext:value-type="float">
            <text:p>0,660</text:p>
          </table:table-cell>
          <table:table-cell office:value-type="float" office:value="0.985190682612" calcext:value-type="float">
            <text:p>0,985</text:p>
          </table:table-cell>
          <table:table-cell office:value-type="float" office:value="0.648415695288" calcext:value-type="float">
            <text:p>0,648</text:p>
          </table:table-cell>
          <table:table-cell office:value-type="float" office:value="0.940042688054" calcext:value-type="float">
            <text:p>0,940</text:p>
          </table:table-cell>
          <table:table-cell office:value-type="float" office:value="0.957585803432" calcext:value-type="float">
            <text:p>0,958</text:p>
          </table:table-cell>
        </table:table-row>
        <table:table-row table:style-name="ro1">
          <table:table-cell office:value-type="string" calcext:value-type="string">
            <text:p>Precision(Macro)</text:p>
          </table:table-cell>
          <table:table-cell office:value-type="float" office:value="0.822505658255" calcext:value-type="float">
            <text:p>0,823</text:p>
          </table:table-cell>
          <table:table-cell office:value-type="float" office:value="0.000886944383215" calcext:value-type="float">
            <text:p>0,001</text:p>
          </table:table-cell>
          <table:table-cell office:value-type="float" office:value="0.0164376699158" calcext:value-type="float">
            <text:p>0,016</text:p>
          </table:table-cell>
          <table:table-cell office:value-type="float" office:value="0.0169972596277" calcext:value-type="float">
            <text:p>0,017</text:p>
          </table:table-cell>
          <table:table-cell office:value-type="float" office:value="0.950165493089" calcext:value-type="float">
            <text:p>0,950</text:p>
          </table:table-cell>
          <table:table-cell office:value-type="float" office:value="0.0029441589867" calcext:value-type="float">
            <text:p>0,003</text:p>
          </table:table-cell>
          <table:table-cell office:value-type="float" office:value="0.13032705967" calcext:value-type="float">
            <text:p>0,130</text:p>
          </table:table-cell>
          <table:table-cell office:value-type="float" office:value="0.0837802426856" calcext:value-type="float">
            <text:p>0,084</text:p>
          </table:table-cell>
          <table:table-cell office:value-type="float" office:value="0.713309710166" calcext:value-type="float">
            <text:p>0,713</text:p>
          </table:table-cell>
          <table:table-cell office:value-type="float" office:value="0.000873439152794" calcext:value-type="float">
            <text:p>0,001</text:p>
          </table:table-cell>
          <table:table-cell office:value-type="float" office:value="0.234141208158" calcext:value-type="float">
            <text:p>0,234</text:p>
          </table:table-cell>
          <table:table-cell office:value-type="float" office:value="0.0971940986934" calcext:value-type="float">
            <text:p>0,09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556763087416" calcext:value-type="float">
            <text:p>0,557</text:p>
          </table:table-cell>
          <table:table-cell office:value-type="float" office:value="0.272410220994" calcext:value-type="float">
            <text:p>0,272</text:p>
          </table:table-cell>
          <table:table-cell office:value-type="float" office:value="0.331028306193" calcext:value-type="float">
            <text:p>0,331</text:p>
          </table:table-cell>
          <table:table-cell office:value-type="float" office:value="0.310842541436" calcext:value-type="float">
            <text:p>0,311</text:p>
          </table:table-cell>
          <table:table-cell office:value-type="float" office:value="0.788017877595" calcext:value-type="float">
            <text:p>0,788</text:p>
          </table:table-cell>
          <table:table-cell office:value-type="float" office:value="0.274343922652" calcext:value-type="float">
            <text:p>0,274</text:p>
          </table:table-cell>
          <table:table-cell office:value-type="float" office:value="0.395373870809" calcext:value-type="float">
            <text:p>0,395</text:p>
          </table:table-cell>
          <table:table-cell office:value-type="float" office:value="0.379316298343" calcext:value-type="float">
            <text:p>0,379</text:p>
          </table:table-cell>
          <table:table-cell office:value-type="float" office:value="0.502992516556" calcext:value-type="float">
            <text:p>0,503</text:p>
          </table:table-cell>
          <table:table-cell office:value-type="float" office:value="0.272755524862" calcext:value-type="float">
            <text:p>0,273</text:p>
          </table:table-cell>
          <table:table-cell office:value-type="float" office:value="0.375481170827" calcext:value-type="float">
            <text:p>0,375</text:p>
          </table:table-cell>
          <table:table-cell office:value-type="float" office:value="0.339122928177" calcext:value-type="float">
            <text:p>0,339</text:p>
          </table:table-cell>
        </table:table-row>
        <table:table-row table:style-name="ro1">
          <table:table-cell office:value-type="string" calcext:value-type="string">
            <text:p>Recall(Macro)</text:p>
          </table:table-cell>
          <table:table-cell office:value-type="float" office:value="0.323678772593" calcext:value-type="float">
            <text:p>0,324</text:p>
          </table:table-cell>
          <table:table-cell office:value-type="float" office:value="0.000692700352848" calcext:value-type="float">
            <text:p>0,001</text:p>
          </table:table-cell>
          <table:table-cell office:value-type="float" office:value="0.0232875623134" calcext:value-type="float">
            <text:p>0,023</text:p>
          </table:table-cell>
          <table:table-cell office:value-type="float" office:value="0.0101797099877" calcext:value-type="float">
            <text:p>0,010</text:p>
          </table:table-cell>
          <table:table-cell office:value-type="float" office:value="0.654501662009" calcext:value-type="float">
            <text:p>0,655</text:p>
          </table:table-cell>
          <table:table-cell office:value-type="float" office:value="0.00227034187905" calcext:value-type="float">
            <text:p>0,002</text:p>
          </table:table-cell>
          <table:table-cell office:value-type="float" office:value="0.0569405243557" calcext:value-type="float">
            <text:p>0,057</text:p>
          </table:table-cell>
          <table:table-cell office:value-type="float" office:value="0.0390185119048" calcext:value-type="float">
            <text:p>0,039</text:p>
          </table:table-cell>
          <table:table-cell office:value-type="float" office:value="0.281321700802" calcext:value-type="float">
            <text:p>0,281</text:p>
          </table:table-cell>
          <table:table-cell office:value-type="float" office:value="0.000776131140665" calcext:value-type="float">
            <text:p>0,001</text:p>
          </table:table-cell>
          <table:table-cell office:value-type="float" office:value="0.0504134532025" calcext:value-type="float">
            <text:p>0,050</text:p>
          </table:table-cell>
          <table:table-cell office:value-type="float" office:value="0.0179337309406" calcext:value-type="float">
            <text:p>0,01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0887560989" calcext:value-type="float">
            <text:p>0,709</text:p>
          </table:table-cell>
          <table:table-cell office:value-type="float" office:value="0.402643801358" calcext:value-type="float">
            <text:p>0,403</text:p>
          </table:table-cell>
          <table:table-cell office:value-type="float" office:value="0.300704825827" calcext:value-type="float">
            <text:p>0,301</text:p>
          </table:table-cell>
          <table:table-cell office:value-type="float" office:value="0.380754996299" calcext:value-type="float">
            <text:p>0,381</text:p>
          </table:table-cell>
          <table:table-cell office:value-type="float" office:value="0.872937663663" calcext:value-type="float">
            <text:p>0,873</text:p>
          </table:table-cell>
          <table:table-cell office:value-type="float" office:value="0.337238422683" calcext:value-type="float">
            <text:p>0,337</text:p>
          </table:table-cell>
          <table:table-cell office:value-type="float" office:value="0.492155969449" calcext:value-type="float">
            <text:p>0,492</text:p>
          </table:table-cell>
          <table:table-cell office:value-type="float" office:value="0.481787680095" calcext:value-type="float">
            <text:p>0,482</text:p>
          </table:table-cell>
          <table:table-cell office:value-type="float" office:value="0.665971153298" calcext:value-type="float">
            <text:p>0,666</text:p>
          </table:table-cell>
          <table:table-cell office:value-type="float" office:value="0.383987166399" calcext:value-type="float">
            <text:p>0,384</text:p>
          </table:table-cell>
          <table:table-cell office:value-type="float" office:value="0.536620186332" calcext:value-type="float">
            <text:p>0,537</text:p>
          </table:table-cell>
          <table:table-cell office:value-type="float" office:value="0.500866993064" calcext:value-type="float">
            <text:p>0,501</text:p>
          </table:table-cell>
        </table:table-row>
        <table:table-row table:style-name="ro1">
          <table:table-cell office:value-type="string" calcext:value-type="string">
            <text:p>F1(Macro)</text:p>
          </table:table-cell>
          <table:table-cell office:value-type="float" office:value="0.442963885474" calcext:value-type="float">
            <text:p>0,443</text:p>
          </table:table-cell>
          <table:table-cell office:value-type="float" office:value="0.000711614132759" calcext:value-type="float">
            <text:p>0,001</text:p>
          </table:table-cell>
          <table:table-cell office:value-type="float" office:value="0.0176436522478" calcext:value-type="float">
            <text:p>0,018</text:p>
          </table:table-cell>
          <table:table-cell office:value-type="float" office:value="0.0125183932931" calcext:value-type="float">
            <text:p>0,013</text:p>
          </table:table-cell>
          <table:table-cell office:value-type="float" office:value="0.762764040584" calcext:value-type="float">
            <text:p>0,763</text:p>
          </table:table-cell>
          <table:table-cell office:value-type="float" office:value="0.00212357937972" calcext:value-type="float">
            <text:p>0,002</text:p>
          </table:table-cell>
          <table:table-cell office:value-type="float" office:value="0.0760417168124" calcext:value-type="float">
            <text:p>0,076</text:p>
          </table:table-cell>
          <table:table-cell office:value-type="float" office:value="0.0506898112315" calcext:value-type="float">
            <text:p>0,051</text:p>
          </table:table-cell>
          <table:table-cell office:value-type="float" office:value="0.373189743308" calcext:value-type="float">
            <text:p>0,373</text:p>
          </table:table-cell>
          <table:table-cell office:value-type="float" office:value="0.000741819189636" calcext:value-type="float">
            <text:p>0,001</text:p>
          </table:table-cell>
          <table:table-cell office:value-type="float" office:value="0.0769404666629" calcext:value-type="float">
            <text:p>0,077</text:p>
          </table:table-cell>
          <table:table-cell office:value-type="float" office:value="0.0284431749602" calcext:value-type="float">
            <text:p>0,028</text:p>
          </table:table-cell>
        </table:table-row>
        <table:table-row table:style-name="ro2">
          <table:table-cell office:value-type="string" calcext:value-type="string">
            <text:p>F1(macro) for folds: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9" office:value-type="string" calcext:value-type="string">
            <text:p>0.01672</text:p>
            <text:p>0.01708</text:p>
          </table:table-cell>
          <table:table-cell table:style-name="ce2" table:number-columns-repeated="3"/>
          <table:table-cell table:style-name="ce10" office:value-type="string" calcext:value-type="string">
            <text:p>0.0686</text:p>
            <text:p>0.0699</text:p>
            <text:p>0.0682</text:p>
          </table:table-cell>
          <table:table-cell table:style-name="ce2"/>
          <table:table-cell table:number-columns-repeated="2" table:style-name="ce8" office:value-type="string" calcext:value-type="string">
            <text:p>-</text:p>
          </table:table-cell>
          <table:table-cell table:style-name="ce9" office:value-type="string" calcext:value-type="string">
            <text:p>0.0734</text:p>
            <text:p>0.0745</text:p>
            <text:p>0.0759</text:p>
          </table:table-cell>
          <table:table-cell table:style-name="ce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*Only for comparison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style-name="ce4" table:number-columns-repeated="2"/>
          <table:table-cell table:style-name="Default" table:number-columns-repeated="11"/>
        </table:table-row>
        <table:table-row table:style-name="ro1">
          <table:table-cell table:style-name="ce4"/>
          <table:table-cell table:style-name="Default" table:number-columns-repeated="12"/>
        </table:table-row>
      </table:table>
      <table:table table:name="Body" table:style-name="ta1"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0" table:default-cell-style-name="ce7"/>
        <table:table-column table:style-name="co7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Classifier</text:p>
          </table:table-cell>
          <table:table-cell table:style-name="ce5" office:value-type="string" calcext:value-type="string" table:number-columns-spanned="4" table:number-rows-spanned="1">
            <text:p>MultinomialNaiveBayes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DecisionTree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SVM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office:value-type="float" office:value="9518" calcext:value-type="float">
            <text:p>9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505" calcext:value-type="float">
            <text:p>315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Accuracy(Normalized)</text:p>
          </table:table-cell>
          <table:table-cell office:value-type="float" office:value="0.302014913533" calcext:value-type="float">
            <text:p>0,302</text:p>
          </table:table-cell>
          <table:table-cell office:value-type="float" office:value="0" calcext:value-type="float">
            <text:p>0,000</text:p>
          </table:table-cell>
          <table:table-cell office:value-type="float" office:value="0.010978898937" calcext:value-type="float">
            <text:p>0,011</text:p>
          </table:table-cell>
          <table:table-cell office:value-type="float" office:value="0.00355329949239" calcext:value-type="float">
            <text:p>0,004</text:p>
          </table:table-cell>
          <table:table-cell office:value-type="float" office:value="0.999682690782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00717118832302" calcext:value-type="float">
            <text:p>0,007</text:p>
          </table:table-cell>
          <table:table-cell office:value-type="float" office:value="0.00659898477157" calcext:value-type="float">
            <text:p>0,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1835026748" calcext:value-type="float">
            <text:p>0,872</text:p>
          </table:table-cell>
          <table:table-cell office:value-type="float" office:value="0.68816454593" calcext:value-type="float">
            <text:p>0,688</text:p>
          </table:table-cell>
          <table:table-cell office:value-type="float" office:value="0.258635752688" calcext:value-type="float">
            <text:p>0,259</text:p>
          </table:table-cell>
          <table:table-cell office:value-type="float" office:value="0.820471489019" calcext:value-type="float">
            <text:p>0,820</text:p>
          </table:table-cell>
          <table:table-cell office:value-type="float" office:value="1" calcext:value-type="float">
            <text:p>1,000</text:p>
          </table:table-cell>
          <table:table-cell office:value-type="float" office:value="0.300681655557" calcext:value-type="float">
            <text:p>0,301</text:p>
          </table:table-cell>
          <table:table-cell office:value-type="float" office:value="0.372471752731" calcext:value-type="float">
            <text:p>0,372</text:p>
          </table:table-cell>
          <table:table-cell office:value-type="float" office:value="0.362631184408" calcext:value-type="float">
            <text:p>0,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(Macro)</text:p>
          </table:table-cell>
          <table:table-cell office:value-type="float" office:value="0.354497666542" calcext:value-type="float">
            <text:p>0,354</text:p>
          </table:table-cell>
          <table:table-cell office:value-type="float" office:value="0.00155822986253" calcext:value-type="float">
            <text:p>0,002</text:p>
          </table:table-cell>
          <table:table-cell office:value-type="float" office:value="0.00790315028474" calcext:value-type="float">
            <text:p>0,008</text:p>
          </table:table-cell>
          <table:table-cell office:value-type="float" office:value="0.00645210235403" calcext:value-type="float">
            <text:p>0,006</text:p>
          </table:table-cell>
          <table:table-cell office:value-type="float" office:value="1" calcext:value-type="float">
            <text:p>1,000</text:p>
          </table:table-cell>
          <table:table-cell office:value-type="float" office:value="0.00343958047535" calcext:value-type="float">
            <text:p>0,003</text:p>
          </table:table-cell>
          <table:table-cell office:value-type="float" office:value="0.0257819415013" calcext:value-type="float">
            <text:p>0,026</text:p>
          </table:table-cell>
          <table:table-cell office:value-type="float" office:value="0.0196837780721" calcext:value-type="float">
            <text:p>0,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599269739845" calcext:value-type="float">
            <text:p>0,599</text:p>
          </table:table-cell>
          <table:table-cell office:value-type="float" office:value="0.272651933702" calcext:value-type="float">
            <text:p>0,273</text:p>
          </table:table-cell>
          <table:table-cell office:value-type="float" office:value="0.331415826322" calcext:value-type="float">
            <text:p>0,331</text:p>
          </table:table-cell>
          <table:table-cell office:value-type="float" office:value="0.281215469613" calcext:value-type="float">
            <text:p>0,281</text:p>
          </table:table-cell>
          <table:table-cell office:value-type="float" office:value="0.999879438182" calcext:value-type="float">
            <text:p>1,000</text:p>
          </table:table-cell>
          <table:table-cell office:value-type="float" office:value="0.275690607735" calcext:value-type="float">
            <text:p>0,276</text:p>
          </table:table-cell>
          <table:table-cell office:value-type="float" office:value="0.343497842805" calcext:value-type="float">
            <text:p>0,343</text:p>
          </table:table-cell>
          <table:table-cell office:value-type="float" office:value="0.334081491713" calcext:value-type="float">
            <text:p>0,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(Macro)</text:p>
          </table:table-cell>
          <table:table-cell office:value-type="float" office:value="0.212701080172" calcext:value-type="float">
            <text:p>0,213</text:p>
          </table:table-cell>
          <table:table-cell office:value-type="float" office:value="0.00073446880759" calcext:value-type="float">
            <text:p>0,001</text:p>
          </table:table-cell>
          <table:table-cell office:value-type="float" office:value="0.00953852558349" calcext:value-type="float">
            <text:p>0,010</text:p>
          </table:table-cell>
          <table:table-cell office:value-type="float" office:value="0.00122596711942" calcext:value-type="float">
            <text:p>0,001</text:p>
          </table:table-cell>
          <table:table-cell office:value-type="float" office:value="0.999912111226" calcext:value-type="float">
            <text:p>1,000</text:p>
          </table:table-cell>
          <table:table-cell office:value-type="float" office:value="0.00213537568681" calcext:value-type="float">
            <text:p>0,002</text:p>
          </table:table-cell>
          <table:table-cell office:value-type="float" office:value="0.021979933846" calcext:value-type="float">
            <text:p>0,022</text:p>
          </table:table-cell>
          <table:table-cell office:value-type="float" office:value="0.0161603412547" calcext:value-type="float">
            <text:p>0,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10302028151" calcext:value-type="float">
            <text:p>0,710</text:p>
          </table:table-cell>
          <table:table-cell office:value-type="float" office:value="0.390562397982" calcext:value-type="float">
            <text:p>0,391</text:p>
          </table:table-cell>
          <table:table-cell office:value-type="float" office:value="0.290537250446" calcext:value-type="float">
            <text:p>0,291</text:p>
          </table:table-cell>
          <table:table-cell office:value-type="float" office:value="0.41886540143" calcext:value-type="float">
            <text:p>0,419</text:p>
          </table:table-cell>
          <table:table-cell office:value-type="float" office:value="0.999939715457" calcext:value-type="float">
            <text:p>1,000</text:p>
          </table:table-cell>
          <table:table-cell office:value-type="float" office:value="0.287644335561" calcext:value-type="float">
            <text:p>0,288</text:p>
          </table:table-cell>
          <table:table-cell office:value-type="float" office:value="0.357398538616" calcext:value-type="float">
            <text:p>0,357</text:p>
          </table:table-cell>
          <table:table-cell office:value-type="float" office:value="0.347771387491" calcext:value-type="float">
            <text:p>0,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(Macro)</text:p>
          </table:table-cell>
          <table:table-cell office:value-type="float" office:value="0.25765285099" calcext:value-type="float">
            <text:p>0,258</text:p>
          </table:table-cell>
          <table:table-cell office:value-type="float" office:value="0.000784377335913" calcext:value-type="float">
            <text:p>0,001</text:p>
          </table:table-cell>
          <table:table-cell office:value-type="float" office:value="0.00831518200281" calcext:value-type="float">
            <text:p>0,008</text:p>
          </table:table-cell>
          <table:table-cell office:value-type="float" office:value="0.00164328270699" calcext:value-type="float">
            <text:p>0,002</text:p>
          </table:table-cell>
          <table:table-cell office:value-type="float" office:value="0.999955210733" calcext:value-type="float">
            <text:p>1,000</text:p>
          </table:table-cell>
          <table:table-cell office:value-type="float" office:value="0.0016343068485" calcext:value-type="float">
            <text:p>0,002</text:p>
          </table:table-cell>
          <table:table-cell office:value-type="float" office:value="0.0230619637945" calcext:value-type="float">
            <text:p>0,023</text:p>
          </table:table-cell>
          <table:table-cell office:value-type="float" office:value="0.0168272870822" calcext:value-type="float">
            <text:p>0,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1(macro) for folds: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9" office:value-type="string" calcext:value-type="string">
            <text:p>0.0080</text:p>
            <text:p>0.008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0" office:value-type="string" calcext:value-type="string">
            <text:p>0.0192</text:p>
            <text:p>0.0217</text:p>
            <text:p>0.0219</text:p>
          </table:table-cell>
          <table:table-cell table:number-columns-repeated="5" table:style-name="ce8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*Only for comparison</text:p>
          </table:table-cell>
          <table:table-cell table:style-name="Default" table:number-columns-repeated="12"/>
        </table:table-row>
      </table:table>
      <table:table table:name="Title+Body" table:style-name="ta1"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7" table:default-cell-style-name="ce7"/>
        <table:table-column table:style-name="co13" table:default-cell-style-name="ce7"/>
        <table:table-column table:style-name="co9" table:default-cell-style-name="ce7"/>
        <table:table-column table:style-name="co10" table:default-cell-style-name="ce7"/>
        <table:table-row table:style-name="ro1">
          <table:table-cell table:style-name="ce1" office:value-type="string" calcext:value-type="string">
            <text:p>Classifier</text:p>
          </table:table-cell>
          <table:table-cell table:style-name="ce5" office:value-type="string" calcext:value-type="string" table:number-columns-spanned="4" table:number-rows-spanned="1">
            <text:p>MultinomialNaiveBayes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DecisionTree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SVM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  <table:table-cell table:style-name="ce6" office:value-type="string" calcext:value-type="string">
            <text:p>train*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rain-cv</text:p>
          </table:table-cell>
          <table:table-cell table:style-name="ce6" office:value-type="string" calcext:value-type="string">
            <text:p>test-cv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office:value-type="float" office:value="9529" calcext:value-type="float">
            <text:p>95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507" calcext:value-type="float">
            <text:p>315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Accuracy(Normalized)</text:p>
          </table:table-cell>
          <table:table-cell office:value-type="float" office:value="0.302363953673" calcext:value-type="float">
            <text:p>0,302</text:p>
          </table:table-cell>
          <table:table-cell office:value-type="float" office:value="0" calcext:value-type="float">
            <text:p>0,000</text:p>
          </table:table-cell>
          <table:table-cell office:value-type="float" office:value="0.0135173726797" calcext:value-type="float">
            <text:p>0,014</text:p>
          </table:table-cell>
          <table:table-cell office:value-type="float" office:value="0.00418781725888" calcext:value-type="float">
            <text:p>0,004</text:p>
          </table:table-cell>
          <table:table-cell office:value-type="float" office:value="0.999746152626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00809138505474" calcext:value-type="float">
            <text:p>0,008</text:p>
          </table:table-cell>
          <table:table-cell office:value-type="float" office:value="0.00634517766497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8343097698" calcext:value-type="float">
            <text:p>0,878</text:p>
          </table:table-cell>
          <table:table-cell office:value-type="float" office:value="0.676289189652" calcext:value-type="float">
            <text:p>0,676</text:p>
          </table:table-cell>
          <table:table-cell office:value-type="float" office:value="0.287502215134" calcext:value-type="float">
            <text:p>0,288</text:p>
          </table:table-cell>
          <table:table-cell office:value-type="float" office:value="0.833503470804" calcext:value-type="float">
            <text:p>0,834</text:p>
          </table:table-cell>
          <table:table-cell office:value-type="float" office:value="1" calcext:value-type="float">
            <text:p>1,000</text:p>
          </table:table-cell>
          <table:table-cell office:value-type="float" office:value="0.300109034854" calcext:value-type="float">
            <text:p>0,300</text:p>
          </table:table-cell>
          <table:table-cell office:value-type="float" office:value="0.383160329567" calcext:value-type="float">
            <text:p>0,383</text:p>
          </table:table-cell>
          <table:table-cell office:value-type="float" office:value="0.364893456249" calcext:value-type="float">
            <text:p>0,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(Macro)</text:p>
          </table:table-cell>
          <table:table-cell office:value-type="float" office:value="0.366292822084" calcext:value-type="float">
            <text:p>0,366</text:p>
          </table:table-cell>
          <table:table-cell office:value-type="float" office:value="0.0015303222403" calcext:value-type="float">
            <text:p>0,002</text:p>
          </table:table-cell>
          <table:table-cell office:value-type="float" office:value="0.00903448887873" calcext:value-type="float">
            <text:p>0,009</text:p>
          </table:table-cell>
          <table:table-cell office:value-type="float" office:value="0.00680969292141" calcext:value-type="float">
            <text:p>0,007</text:p>
          </table:table-cell>
          <table:table-cell office:value-type="float" office:value="1" calcext:value-type="float">
            <text:p>1,000</text:p>
          </table:table-cell>
          <table:table-cell office:value-type="float" office:value="0.00204096165303" calcext:value-type="float">
            <text:p>0,002</text:p>
          </table:table-cell>
          <table:table-cell office:value-type="float" office:value="0.0322336791341" calcext:value-type="float">
            <text:p>0,032</text:p>
          </table:table-cell>
          <table:table-cell office:value-type="float" office:value="0.0198260294352" calcext:value-type="float">
            <text:p>0,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05513119709" calcext:value-type="float">
            <text:p>0,606</text:p>
          </table:table-cell>
          <table:table-cell office:value-type="float" office:value="0.272617403315" calcext:value-type="float">
            <text:p>0,273</text:p>
          </table:table-cell>
          <table:table-cell office:value-type="float" office:value="0.335308250734" calcext:value-type="float">
            <text:p>0,335</text:p>
          </table:table-cell>
          <table:table-cell office:value-type="float" office:value="0.281940607735" calcext:value-type="float">
            <text:p>0,282</text:p>
          </table:table-cell>
          <table:table-cell office:value-type="float" office:value="0.999905272857" calcext:value-type="float">
            <text:p>1,000</text:p>
          </table:table-cell>
          <table:table-cell office:value-type="float" office:value="0.275621546961" calcext:value-type="float">
            <text:p>0,276</text:p>
          </table:table-cell>
          <table:table-cell office:value-type="float" office:value="0.345211542933" calcext:value-type="float">
            <text:p>0,345</text:p>
          </table:table-cell>
          <table:table-cell office:value-type="float" office:value="0.333494475138" calcext:value-type="float">
            <text:p>0,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(Macro)</text:p>
          </table:table-cell>
          <table:table-cell office:value-type="float" office:value="0.213452217379" calcext:value-type="float">
            <text:p>0,213</text:p>
          </table:table-cell>
          <table:table-cell office:value-type="float" office:value="0.000711669161675" calcext:value-type="float">
            <text:p>0,001</text:p>
          </table:table-cell>
          <table:table-cell office:value-type="float" office:value="0.00995040493402" calcext:value-type="float">
            <text:p>0,010</text:p>
          </table:table-cell>
          <table:table-cell office:value-type="float" office:value="0.00127592303723" calcext:value-type="float">
            <text:p>0,001</text:p>
          </table:table-cell>
          <table:table-cell office:value-type="float" office:value="0.999949841157" calcext:value-type="float">
            <text:p>1,000</text:p>
          </table:table-cell>
          <table:table-cell office:value-type="float" office:value="0.0016993672703" calcext:value-type="float">
            <text:p>0,002</text:p>
          </table:table-cell>
          <table:table-cell office:value-type="float" office:value="0.0272488640375" calcext:value-type="float">
            <text:p>0,027</text:p>
          </table:table-cell>
          <table:table-cell office:value-type="float" office:value="0.0169431710748" calcext:value-type="float">
            <text:p>0,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16846097382" calcext:value-type="float">
            <text:p>0,717</text:p>
          </table:table-cell>
          <table:table-cell office:value-type="float" office:value="0.388590835261" calcext:value-type="float">
            <text:p>0,389</text:p>
          </table:table-cell>
          <table:table-cell office:value-type="float" office:value="0.309570471666" calcext:value-type="float">
            <text:p>0,310</text:p>
          </table:table-cell>
          <table:table-cell office:value-type="float" office:value="0.421354112912" calcext:value-type="float">
            <text:p>0,421</text:p>
          </table:table-cell>
          <table:table-cell office:value-type="float" office:value="0.999952634185" calcext:value-type="float">
            <text:p>1,000</text:p>
          </table:table-cell>
          <table:table-cell office:value-type="float" office:value="0.287344529042" calcext:value-type="float">
            <text:p>0,287</text:p>
          </table:table-cell>
          <table:table-cell office:value-type="float" office:value="0.363197354413" calcext:value-type="float">
            <text:p>0,363</text:p>
          </table:table-cell>
          <table:table-cell office:value-type="float" office:value="0.348488128744" calcext:value-type="float">
            <text:p>0,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(Macro)</text:p>
          </table:table-cell>
          <table:table-cell office:value-type="float" office:value="0.261147461195" calcext:value-type="float">
            <text:p>0,261</text:p>
          </table:table-cell>
          <table:table-cell office:value-type="float" office:value="0.000754141364643" calcext:value-type="float">
            <text:p>0,001</text:p>
          </table:table-cell>
          <table:table-cell office:value-type="float" office:value="0.00918219352424" calcext:value-type="float">
            <text:p>0,009</text:p>
          </table:table-cell>
          <table:table-cell office:value-type="float" office:value="0.00171825394195" calcext:value-type="float">
            <text:p>0,002</text:p>
          </table:table-cell>
          <table:table-cell office:value-type="float" office:value="0.999974635805" calcext:value-type="float">
            <text:p>1,000</text:p>
          </table:table-cell>
          <table:table-cell office:value-type="float" office:value="0.00142082513312" calcext:value-type="float">
            <text:p>0,001</text:p>
          </table:table-cell>
          <table:table-cell office:value-type="float" office:value="0.0287458736252" calcext:value-type="float">
            <text:p>0,029</text:p>
          </table:table-cell>
          <table:table-cell office:value-type="float" office:value="0.0175355277308" calcext:value-type="float">
            <text:p>0,0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1(macro) for folds: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9" office:value-type="string" calcext:value-type="string">
            <text:p>0.0087</text:p>
            <text:p>0.00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0" office:value-type="string" calcext:value-type="string">
            <text:p>0.0252</text:p>
            <text:p>0.0274</text:p>
            <text:p>0.0315</text:p>
          </table:table-cell>
          <table:table-cell table:number-columns-repeated="5" table:style-name="ce8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*Only for comparison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7:13:48.161782612</meta:creation-date>
    <dc:date>2016-06-16T07:56:57.826898333</dc:date>
    <meta:editing-duration>PT41M8S</meta:editing-duration>
    <meta:editing-cycles>36</meta:editing-cycles>
    <meta:generator>LibreOffice/4.2.8.2$Linux_X86_64 LibreOffice_project/420m0$Build-2</meta:generator>
    <meta:document-statistic meta:table-count="4" meta:cell-count="356" meta:object-count="0"/>
  </office:meta>
</office:document-meta>
</file>